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4cm" style:rel-column-width="1499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K-3.12</text:p>
          </table:table-cell>
          <table:table-cell table:style-name="Tabell2.A2" office:value-type="string">
            <text:p text:style-name="P2">Ny layout och design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6h</text:p>
          </table:table-cell>
        </table:table-row>
        <table:table-row>
          <table:table-cell table:style-name="Tabell2.A4" table:number-columns-spanned="6" office:value-type="string">
            <text:p text:style-name="P4">↑Finns mycket att göra här, försök att fokusera på de större bitarna↑<text:line-break/>-Nya färger på texter/boxar<text:tab/>= DK Carambola</text:p>
            <text:p text:style-name="P4">-Färgschema...<text:line-break/><text:tab/>-Hudd, dialog, Blippbox, Huddbackground??<text:line-break/>-Nya knappar<text:tab/><text:tab/><text:tab/><text:line-break/><text:tab/>X-Back<text:tab/><text:tab/></text:p>
            <text:p text:style-name="P4"><text:tab/>X-Accuse of murder<text:tab/></text:p>
            <text:p text:style-name="P4"><text:tab/>X-Crime Info<text:tab/><text:tab/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"Uncaught TypeError: Cannot read property 'name' of undefined"&lt;- när tom container trycks på..</text:p>
            <text:p text:style-name="P3"/>
            <text:p text:style-name="P3">X-Namn sticker utanför kanten i Blippboxen...</text:p>
            <text:p text:style-name="P3"><text:tab/>X-Lägg till namn på blippboxen...(Finns ett stort mellanrum där...)</text:p>
            <text:p text:style-name="P3">X- Färgerna i dialogknapparna ska bytas mot bakgrundsfägen till hela rutan och rutan ska istället bli grå.</text:p>
            <text:p text:style-name="P3">X- Typsnittet ändras efter man ställer första frågan, se till att den inte ändras.</text:p>
            <text:p text:style-name="P3">X- ta bort Flirth och trheathen</text:p>
            <text:p text:style-name="P3">X-När man hoppar upp och ner för att granska vilka svarsalternativ man har så försvinner bakgrunden till knapparna..</text:p>
            <text:p text:style-name="P3">X--Byta namn på alla bedrooms i current room...</text:p>
            <text:p text:style-name="P3">X--När man öppnar en container med sina sista poäng syns den på gameover skärmen..</text:p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  <text:p text:style-name="P3">-Container på gameover = fixat (när?... hur många h? ... 1h?...)</text:p>
            <text:p text:style-name="P3"><text:soft-page-break/>-Namn fixade på sovrummen = 0.5h</text:p>
            <text:p text:style-name="P3">-Fixade ett felmeddelande som bara syntes i consolen gällande tomma containrar...(rad1871, ny if)</text:p>
            <text:p text:style-name="P3"/>
            <text:p text:style-name="P5">-Dialogknapparna har nya färger<text:tab/><text:tab/><text:line-break/>-Typsnittet fungerar genom hela dialogen<text:tab/><text:line-break/>-Flirth och threathen är nu borta<text:tab/><text:tab/><text:line-break/>-upp och ner idialog fungerar igen<text:tab/><text:tab/>= 2h<text:line-break/></text:p>
            <text:p text:style-name="P5">-Namnet sticker ej utanför blippboxen<text:tab/></text:p>
            <text:p text:style-name="P5">-Blippboxen har ett namn (interrogate)<text:tab/>=3h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18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 + 18h =<text:line-break/><text:span text:style-name="T7">238h</text:span>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h</text:p>
            <text:p text:style-name="Table_20_Contents"/>
          </table:table-cell>
          <table:covered-table-cell/>
        </table:table-row>
      </table:table>
      <text:p text:style-name="P9"/>
      <text:p text:style-name="Standard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6258080505401569817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398571" text:continue-numbering="true" text:style-name="L1">
              <text:list-header>
                <text:p text:style-name="P7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368415" text:continue-numbering="true" text:style-name="L1">
              <text:list-header>
                <text:p text:style-name="P7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395111" text:continue-numbering="true" text:style-name="L1">
              <text:list-header>
                <text:p text:style-name="P7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5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376021" text:continue-numbering="true" text:style-name="L1">
              <text:list-header>
                <text:p text:style-name="P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395507" text:continue-numbering="true" text:style-name="L1">
              <text:list-header>
                <text:p text:style-name="P7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391646" text:continue-numbering="true" text:style-name="L1">
              <text:list-header>
                <text:p text:style-name="P7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366591" text:continue-numbering="true" text:style-name="L1">
              <text:list-header>
                <text:p text:style-name="P7">[2.0] Funktion som läser in ledtrådar <text:soft-page-break/>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383202" text:continue-numbering="true" text:style-name="L1">
              <text:list-header>
                <text:p text:style-name="P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375443" text:continue-numbering="true" text:style-name="L1">
              <text:list-header>
                <text:p text:style-name="P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394728" text:continue-numbering="true" text:style-name="L1">
              <text:list-header>
                <text:p text:style-name="P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391785" text:continue-numbering="true" text:style-name="L1">
              <text:list-header>
                <text:p text:style-name="P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3DT2H21M36S</meta:editing-duration>
    <meta:editing-cycles>304</meta:editing-cycles>
    <meta:generator>OpenOffice.org/3.4.1$Win32 OpenOffice.org_project/341m1$Build-9593</meta:generator>
    <dc:date>2014-08-04T01:22:51</dc:date>
    <meta:document-statistic meta:table-count="2" meta:image-count="0" meta:object-count="0" meta:page-count="4" meta:paragraph-count="141" meta:word-count="953" meta:character-count="5625"/>
    <meta:user-defined meta:name="Info 1"/>
    <meta:user-defined meta:name="Info 2"/>
    <meta:user-defined meta:name="Info 3"/>
    <meta:user-defined meta:name="Info 4"/>
  </office:meta>
</office:document-meta>
</file>